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0772in"/>
    </style:style>
    <style:style style:name="co6" style:family="table-column">
      <style:table-column-properties fo:break-before="auto" style:column-width="0.65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7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Normal_20_2">
      <style:table-cell-properties style:rotation-align="none"/>
    </style:style>
    <style:style style:name="ce11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Normal_20_2">
      <style:table-cell-properties style:diagonal-bl-tr="none" style:diagonal-tl-br="none" fo:border="none" style:rotation-align="none"/>
    </style:style>
    <style:style style:name="ce2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3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7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0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1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4" style:family="table-cell" style:parent-style-name="Normal_20_2">
      <style:table-cell-properties style:rotation-align="none"/>
    </style:style>
    <style:style style:name="ce8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7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9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0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2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Normal_20_2">
      <style:table-cell-properties style:diagonal-bl-tr="none" style:diagonal-tl-br="none" fo:border="none" style:rotation-align="none"/>
    </style:style>
    <style:style style:name="ce94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9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4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75" office:value-type="string" calcext:value-type="string">
            <text:p>Marikina Orthopedic Specialty Clinic <text:s text:c="4"/></text:p>
          </table:table-cell>
          <table:table-cell table:style-name="ce86" table:number-columns-repeated="2"/>
          <table:table-cell table:style-name="ce102"/>
          <table:table-cell table:style-name="ce109"/>
          <table:table-cell office:value-type="string" calcext:value-type="string">
            <text:p>TO-DO: -remove: duplicates</text:p>
          </table:table-cell>
          <table:table-cell table:number-columns-repeated="58"/>
        </table:table-row>
        <table:table-row table:style-name="ro1">
          <table:table-cell table:style-name="ce76"/>
          <table:table-cell table:style-name="ce86" table:number-columns-repeated="2"/>
          <table:table-cell table:style-name="ce103"/>
          <table:table-cell table:style-name="ce110"/>
          <table:table-cell table:number-columns-repeated="59"/>
        </table:table-row>
        <table:table-row table:style-name="ro2">
          <table:table-cell table:style-name="ce76" office:value-type="string" calcext:value-type="string">
            <text:p>X-Ray Price List <text:s text:c="2"/>(2019)</text:p>
          </table:table-cell>
          <table:table-cell table:style-name="ce84"/>
          <table:table-cell table:style-name="ce95" office:value-type="string" calcext:value-type="string">
            <text:p>Regular</text:p>
            <text:p>Price</text:p>
          </table:table-cell>
          <table:table-cell table:style-name="ce104" office:value-type="string" calcext:value-type="string">
            <text:p>Senior</text:p>
            <text:p>Citizen</text:p>
          </table:table-cell>
          <table:table-cell table:style-name="ce111"/>
          <table:table-cell office:value-type="string" calcext:value-type="string">
            <text:p>x_ray_body_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96"/>
          <table:table-cell table:number-columns-repeated="61"/>
        </table:table-row>
        <table:table-row table:style-name="ro1">
          <table:table-cell table:style-name="ce77" office:value-type="string" calcext:value-type="string">
            <text:p>Chest <text:s/>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5" office:value-type="string" calcext:value-type="string">
            <text:p>n/a</text:p>
          </table:table-cell>
          <table:table-cell table:style-name="ce84"/>
          <table:table-cell table:formula="of:=&quot;INSERT INTO usbong_kms.x_ray_body_location (x_ray_body_location_id, x_ray_body_location_name) VALUES (NULL, '&quot; &amp; TRIM([.A5]) &amp; &quot;');&quot;" office:value-type="string" office:string-value="INSERT INTO usbong_kms.x_ray_body_location (x_ray_body_location_id, x_ray_body_location_name) VALUES (NULL, 'Chest (pedia)');" calcext:value-type="string">
            <text:p>INSERT INTO usbong_kms.x_ray_body_location (x_ray_body_location_id, x_ray_body_location_name) VALUES (NULL, 'Chest (pedia)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Chest <text:s/>(adult)</text:p>
          </table:table-cell>
          <table:table-cell table:style-name="ce87" office:value-type="string" calcext:value-type="string">
            <text:p>PA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&quot;INSERT INTO usbong_kms.x_ray_body_location (x_ray_body_location_id, x_ray_body_location_name) VALUES (NULL, '&quot; &amp; TRIM([.A6]) &amp; &quot;');&quot;" office:value-type="string" office:string-value="INSERT INTO usbong_kms.x_ray_body_location (x_ray_body_location_id, x_ray_body_location_name) VALUES (NULL, 'Chest (adult)');" calcext:value-type="string">
            <text:p>INSERT INTO usbong_kms.x_ray_body_location (x_ray_body_location_id, x_ray_body_location_name) VALUES (NULL, 'Chest (adult)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style-name="ce87" office:value-type="string" calcext:value-type="string">
            <text:p>AP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84"/>
          <table:table-cell table:formula="of:=&quot;INSERT INTO usbong_kms.x_ray_body_location (x_ray_body_location_id, x_ray_body_location_name) VALUES (NULL, '&quot; &amp; TRIM([.A7]) &amp; &quot;');&quot;" office:value-type="string" office:string-value="INSERT INTO usbong_kms.x_ray_body_location (x_ray_body_location_id, x_ray_body_location_name) VALUES (NULL, 'Shoulder');" calcext:value-type="string">
            <text:p>INSERT INTO usbong_kms.x_ray_body_location (x_ray_body_location_id, x_ray_body_location_name) VALUES (NULL, 'Shoulder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84"/>
          <table:table-cell table:formula="of:=&quot;INSERT INTO usbong_kms.x_ray_body_location (x_ray_body_location_id, x_ray_body_location_name) VALUES (NULL, '&quot; &amp; TRIM([.A8]) &amp; &quot;');&quot;" office:value-type="string" office:string-value="INSERT INTO usbong_kms.x_ray_body_location (x_ray_body_location_id, x_ray_body_location_name) VALUES (NULL, 'Shoulder');" calcext:value-type="string">
            <text:p>INSERT INTO usbong_kms.x_ray_body_location (x_ray_body_location_id, x_ray_body_location_name) VALUES (NULL, 'Shoulder');</text:p>
          </table:table-cell>
          <table:table-cell table:number-columns-repeated="58"/>
        </table:table-row>
        <table:table-row table:style-name="ro1">
          <table:table-cell table:style-name="ce78" office:value-type="string" calcext:value-type="string">
            <text:p>Wrist </text:p>
          </table:table-cell>
          <table:table-cell table:style-name="ce88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&quot;INSERT INTO usbong_kms.x_ray_body_location (x_ray_body_location_id, x_ray_body_location_name) VALUES (NULL, '&quot; &amp; TRIM([.A9]) &amp; &quot;');&quot;" office:value-type="string" office:string-value="INSERT INTO usbong_kms.x_ray_body_location (x_ray_body_location_id, x_ray_body_location_name) VALUES (NULL, 'Wrist');" calcext:value-type="string">
            <text:p>INSERT INTO usbong_kms.x_ray_body_location (x_ray_body_location_id, x_ray_body_location_name) VALUES (NULL, 'Wrist');</text:p>
          </table:table-cell>
          <table:table-cell table:number-columns-repeated="58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89" office:value-type="string" calcext:value-type="string">
            <text:p>AP/O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&quot;INSERT INTO usbong_kms.x_ray_body_location (x_ray_body_location_id, x_ray_body_location_name) VALUES (NULL, '&quot; &amp; TRIM([.A10]) &amp; &quot;');&quot;" office:value-type="string" office:string-value="INSERT INTO usbong_kms.x_ray_body_location (x_ray_body_location_id, x_ray_body_location_name) VALUES (NULL, 'Hand');" calcext:value-type="string">
            <text:p>INSERT INTO usbong_kms.x_ray_body_location (x_ray_body_location_id, x_ray_body_location_name) VALUES (NULL, 'Hand');</text:p>
          </table:table-cell>
          <table:table-cell table:number-columns-repeated="58"/>
        </table:table-row>
        <table:table-row table:style-name="ro1">
          <table:table-cell table:style-name="ce79"/>
          <table:table-cell table:style-name="ce79" office:value-type="string" calcext:value-type="string">
            <text:p>AP/L/O <text:s/>( 3:1 )</text:p>
          </table:table-cell>
          <table:table-cell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84"/>
          <table:table-cell table:formula="of:=&quot;INSERT INTO usbong_kms.x_ray_body_location (x_ray_body_location_id, x_ray_body_location_name) VALUES (NULL, '&quot; &amp; TRIM([.A11]) &amp; &quot;');&quot;" office:value-type="string" office:string-value="INSERT INTO usbong_kms.x_ray_body_location (x_ray_body_location_id, x_ray_body_location_name) VALUES (NULL, '');" calcext:value-type="string">
            <text:p>INSERT INTO usbong_kms.x_ray_body_location (x_ray_body_location_id, x_ray_body_location_name) VALUES (NULL, '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Elbow</text:p>
          </table:table-cell>
          <table:table-cell table:style-name="ce90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&quot;INSERT INTO usbong_kms.x_ray_body_location (x_ray_body_location_id, x_ray_body_location_name) VALUES (NULL, '&quot; &amp; TRIM([.A12]) &amp; &quot;');&quot;" office:value-type="string" office:string-value="INSERT INTO usbong_kms.x_ray_body_location (x_ray_body_location_id, x_ray_body_location_name) VALUES (NULL, 'Elbow');" calcext:value-type="string">
            <text:p>INSERT INTO usbong_kms.x_ray_body_location (x_ray_body_location_id, x_ray_body_location_name) VALUES (NULL, 'Elbow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Forearm </text:p>
          </table:table-cell>
          <table:table-cell table:style-name="ce87" office:value-type="string" calcext:value-type="string">
            <text:p>AP/L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84"/>
          <table:table-cell table:formula="of:=&quot;INSERT INTO usbong_kms.x_ray_body_location (x_ray_body_location_id, x_ray_body_location_name) VALUES (NULL, '&quot; &amp; TRIM([.A13]) &amp; &quot;');&quot;" office:value-type="string" office:string-value="INSERT INTO usbong_kms.x_ray_body_location (x_ray_body_location_id, x_ray_body_location_name) VALUES (NULL, 'Forearm');" calcext:value-type="string">
            <text:p>INSERT INTO usbong_kms.x_ray_body_location (x_ray_body_location_id, x_ray_body_location_name) VALUES (NULL, 'Forearm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87" office:value-type="string" calcext:value-type="string">
            <text:p>AP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6" office:value-type="float" office:value="280" calcext:value-type="float">
            <text:p>280</text:p>
          </table:table-cell>
          <table:table-cell table:style-name="ce84"/>
          <table:table-cell table:formula="of:=&quot;INSERT INTO usbong_kms.x_ray_body_location (x_ray_body_location_id, x_ray_body_location_name) VALUES (NULL, '&quot; &amp; TRIM([.A14]) &amp; &quot;');&quot;" office:value-type="string" office:string-value="INSERT INTO usbong_kms.x_ray_body_location (x_ray_body_location_id, x_ray_body_location_name) VALUES (NULL, 'Humerus');" calcext:value-type="string">
            <text:p>INSERT INTO usbong_kms.x_ray_body_location (x_ray_body_location_id, x_ray_body_location_name) VALUES (NULL, 'Humerus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87" office:value-type="string" calcext:value-type="string">
            <text:p>AP/L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84"/>
          <table:table-cell table:formula="of:=&quot;INSERT INTO usbong_kms.x_ray_body_location (x_ray_body_location_id, x_ray_body_location_name) VALUES (NULL, '&quot; &amp; TRIM([.A15]) &amp; &quot;');&quot;" office:value-type="string" office:string-value="INSERT INTO usbong_kms.x_ray_body_location (x_ray_body_location_id, x_ray_body_location_name) VALUES (NULL, 'Humerus');" calcext:value-type="string">
            <text:p>INSERT INTO usbong_kms.x_ray_body_location (x_ray_body_location_id, x_ray_body_location_name) VALUES (NULL, 'Humerus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Foot</text:p>
          </table:table-cell>
          <table:table-cell table:style-name="ce87" office:value-type="string" calcext:value-type="string">
            <text:p>AP/O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&quot;INSERT INTO usbong_kms.x_ray_body_location (x_ray_body_location_id, x_ray_body_location_name) VALUES (NULL, '&quot; &amp; TRIM([.A16]) &amp; &quot;');&quot;" office:value-type="string" office:string-value="INSERT INTO usbong_kms.x_ray_body_location (x_ray_body_location_id, x_ray_body_location_name) VALUES (NULL, 'Foot');" calcext:value-type="string">
            <text:p>INSERT INTO usbong_kms.x_ray_body_location (x_ray_body_location_id, x_ray_body_location_name) VALUES (NULL, 'Foot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Ankle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/>
          <table:table-cell table:formula="of:=&quot;INSERT INTO usbong_kms.x_ray_body_location (x_ray_body_location_id, x_ray_body_location_name) VALUES (NULL, '&quot; &amp; TRIM([.A17]) &amp; &quot;');&quot;" office:value-type="string" office:string-value="INSERT INTO usbong_kms.x_ray_body_location (x_ray_body_location_id, x_ray_body_location_name) VALUES (NULL, 'Ankle');" calcext:value-type="string">
            <text:p>INSERT INTO usbong_kms.x_ray_body_location (x_ray_body_location_id, x_ray_body_location_name) VALUES (NULL, 'Ankle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Ankle/Foot</text:p>
          </table:table-cell>
          <table:table-cell table:style-name="ce87" office:value-type="string" calcext:value-type="string">
            <text:p>AP/L/O <text:s/>( 3:1 )</text:p>
          </table:table-cell>
          <table:table-cell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/>
          <table:table-cell table:formula="of:=&quot;INSERT INTO usbong_kms.x_ray_body_location (x_ray_body_location_id, x_ray_body_location_name) VALUES (NULL, '&quot; &amp; TRIM([.A18]) &amp; &quot;');&quot;" office:value-type="string" office:string-value="INSERT INTO usbong_kms.x_ray_body_location (x_ray_body_location_id, x_ray_body_location_name) VALUES (NULL, 'Ankle/Foot');" calcext:value-type="string">
            <text:p>INSERT INTO usbong_kms.x_ray_body_location (x_ray_body_location_id, x_ray_body_location_name) VALUES (NULL, 'Ankle/Foot');</text:p>
          </table:table-cell>
          <table:table-cell table:number-columns-repeated="58"/>
        </table:table-row>
        <table:table-row table:style-name="ro1">
          <table:table-cell table:style-name="ce81" office:value-type="string" calcext:value-type="string">
            <text:p>Both Os calsis </text:p>
          </table:table-cell>
          <table:table-cell table:style-name="ce87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0" office:value-type="float" office:value="320" calcext:value-type="float">
            <text:p>320</text:p>
          </table:table-cell>
          <table:table-cell/>
          <table:table-cell table:formula="of:=&quot;INSERT INTO usbong_kms.x_ray_body_location (x_ray_body_location_id, x_ray_body_location_name) VALUES (NULL, '&quot; &amp; TRIM([.A19]) &amp; &quot;');&quot;" office:value-type="string" office:string-value="INSERT INTO usbong_kms.x_ray_body_location (x_ray_body_location_id, x_ray_body_location_name) VALUES (NULL, 'Both Os calsis');" calcext:value-type="string">
            <text:p>INSERT INTO usbong_kms.x_ray_body_location (x_ray_body_location_id, x_ray_body_location_name) VALUES (NULL, 'Both Os calsis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Leg <text:s/>(adult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/>
          <table:table-cell table:formula="of:=&quot;INSERT INTO usbong_kms.x_ray_body_location (x_ray_body_location_id, x_ray_body_location_name) VALUES (NULL, '&quot; &amp; TRIM([.A20]) &amp; &quot;');&quot;" office:value-type="string" office:string-value="INSERT INTO usbong_kms.x_ray_body_location (x_ray_body_location_id, x_ray_body_location_name) VALUES (NULL, 'Leg (adult)');" calcext:value-type="string">
            <text:p>INSERT INTO usbong_kms.x_ray_body_location (x_ray_body_location_id, x_ray_body_location_name) VALUES (NULL, 'Leg (adult)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Leg <text:s/>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/>
          <table:table-cell table:formula="of:=&quot;INSERT INTO usbong_kms.x_ray_body_location (x_ray_body_location_id, x_ray_body_location_name) VALUES (NULL, '&quot; &amp; TRIM([.A21]) &amp; &quot;');&quot;" office:value-type="string" office:string-value="INSERT INTO usbong_kms.x_ray_body_location (x_ray_body_location_id, x_ray_body_location_name) VALUES (NULL, 'Leg (pedia)');" calcext:value-type="string">
            <text:p>INSERT INTO usbong_kms.x_ray_body_location (x_ray_body_location_id, x_ray_body_location_name) VALUES (NULL, 'Leg (pedia)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knee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/>
          <table:table-cell table:formula="of:=&quot;INSERT INTO usbong_kms.x_ray_body_location (x_ray_body_location_id, x_ray_body_location_name) VALUES (NULL, '&quot; &amp; TRIM([.A22]) &amp; &quot;');&quot;" office:value-type="string" office:string-value="INSERT INTO usbong_kms.x_ray_body_location (x_ray_body_location_id, x_ray_body_location_name) VALUES (NULL, 'knee');" calcext:value-type="string">
            <text:p>INSERT INTO usbong_kms.x_ray_body_location (x_ray_body_location_id, x_ray_body_location_name) VALUES (NULL, 'knee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Knee / Patella</text:p>
          </table:table-cell>
          <table:table-cell table:style-name="ce91" office:value-type="string" calcext:value-type="string">
            <text:p>AP/L/Skyline (3:1)</text:p>
          </table:table-cell>
          <table:table-cell table:style-name="ce97" office:value-type="float" office:value="750" calcext:value-type="float">
            <text:p>750</text:p>
          </table:table-cell>
          <table:table-cell table:style-name="ce106" office:value-type="float" office:value="600" calcext:value-type="float">
            <text:p>600</text:p>
          </table:table-cell>
          <table:table-cell/>
          <table:table-cell table:formula="of:=&quot;INSERT INTO usbong_kms.x_ray_body_location (x_ray_body_location_id, x_ray_body_location_name) VALUES (NULL, '&quot; &amp; TRIM([.A23]) &amp; &quot;');&quot;" office:value-type="string" office:string-value="INSERT INTO usbong_kms.x_ray_body_location (x_ray_body_location_id, x_ray_body_location_name) VALUES (NULL, 'Knee / Patella');" calcext:value-type="string">
            <text:p>INSERT INTO usbong_kms.x_ray_body_location (x_ray_body_location_id, x_ray_body_location_name) VALUES (NULL, 'Knee / Patella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Femur (adult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/>
          <table:table-cell table:formula="of:=&quot;INSERT INTO usbong_kms.x_ray_body_location (x_ray_body_location_id, x_ray_body_location_name) VALUES (NULL, '&quot; &amp; TRIM([.A24]) &amp; &quot;');&quot;" office:value-type="string" office:string-value="INSERT INTO usbong_kms.x_ray_body_location (x_ray_body_location_id, x_ray_body_location_name) VALUES (NULL, 'Femur (adult)');" calcext:value-type="string">
            <text:p>INSERT INTO usbong_kms.x_ray_body_location (x_ray_body_location_id, x_ray_body_location_name) VALUES (NULL, 'Femur (adult)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Femur 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/>
          <table:table-cell table:formula="of:=&quot;INSERT INTO usbong_kms.x_ray_body_location (x_ray_body_location_id, x_ray_body_location_name) VALUES (NULL, '&quot; &amp; TRIM([.A25]) &amp; &quot;');&quot;" office:value-type="string" office:string-value="INSERT INTO usbong_kms.x_ray_body_location (x_ray_body_location_id, x_ray_body_location_name) VALUES (NULL, 'Femur (pedia)');" calcext:value-type="string">
            <text:p>INSERT INTO usbong_kms.x_ray_body_location (x_ray_body_location_id, x_ray_body_location_name) VALUES (NULL, 'Femur (pedia)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Skull</text:p>
          </table:table-cell>
          <table:table-cell table:style-name="ce91" office:value-type="string" calcext:value-type="string">
            <text:p>AP/L</text:p>
          </table:table-cell>
          <table:table-cell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/>
          <table:table-cell table:formula="of:=&quot;INSERT INTO usbong_kms.x_ray_body_location (x_ray_body_location_id, x_ray_body_location_name) VALUES (NULL, '&quot; &amp; TRIM([.A26]) &amp; &quot;');&quot;" office:value-type="string" office:string-value="INSERT INTO usbong_kms.x_ray_body_location (x_ray_body_location_id, x_ray_body_location_name) VALUES (NULL, 'Skull');" calcext:value-type="string">
            <text:p>INSERT INTO usbong_kms.x_ray_body_location (x_ray_body_location_id, x_ray_body_location_name) VALUES (NULL, 'Skull');</text:p>
          </table:table-cell>
          <table:table-cell table:number-columns-repeated="58"/>
        </table:table-row>
        <table:table-row table:style-name="ro1">
          <table:table-cell table:style-name="ce78" office:value-type="string" calcext:value-type="string">
            <text:p>Cervical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/>
          <table:table-cell table:formula="of:=&quot;INSERT INTO usbong_kms.x_ray_body_location (x_ray_body_location_id, x_ray_body_location_name) VALUES (NULL, '&quot; &amp; TRIM([.A27]) &amp; &quot;');&quot;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Cervical <text:s text:c="7"/>- <text:s/>AP/L, R/L Oblique</text:p>
          </table:table-cell>
          <table:table-cell table:style-name="ce92"/>
          <table:table-cell table:style-name="ce99" office:value-type="float" office:value="1100" calcext:value-type="float">
            <text:p>1100</text:p>
          </table:table-cell>
          <table:table-cell table:style-name="ce100" office:value-type="float" office:value="880" calcext:value-type="float">
            <text:p>880</text:p>
          </table:table-cell>
          <table:table-cell/>
          <table:table-cell table:formula="of:=&quot;INSERT INTO usbong_kms.x_ray_body_location (x_ray_body_location_id, x_ray_body_location_name) VALUES (NULL, '&quot; &amp; TRIM([.A28]) &amp; &quot;');&quot;" office:value-type="string" office:string-value="INSERT INTO usbong_kms.x_ray_body_location (x_ray_body_location_id, x_ray_body_location_name) VALUES (NULL, 'Cervical - AP/L, R/L Oblique');" calcext:value-type="string">
            <text:p>INSERT INTO usbong_kms.x_ray_body_location (x_ray_body_location_id, x_ray_body_location_name) VALUES (NULL, 'Cervical - AP/L, R/L Oblique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Cervical <text:s text:c="7"/>- <text:s/>Lat., R/L Oblique</text:p>
          </table:table-cell>
          <table:table-cell table:style-name="ce93"/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/>
          <table:table-cell table:formula="of:=&quot;INSERT INTO usbong_kms.x_ray_body_location (x_ray_body_location_id, x_ray_body_location_name) VALUES (NULL, '&quot; &amp; TRIM([.A29]) &amp; &quot;');&quot;" office:value-type="string" office:string-value="INSERT INTO usbong_kms.x_ray_body_location (x_ray_body_location_id, x_ray_body_location_name) VALUES (NULL, 'Cervical - Lat., R/L Oblique');" calcext:value-type="string">
            <text:p>INSERT INTO usbong_kms.x_ray_body_location (x_ray_body_location_id, x_ray_body_location_name) VALUES (NULL, 'Cervical - Lat., R/L Oblique');</text:p>
          </table:table-cell>
          <table:table-cell table:number-columns-repeated="58"/>
        </table:table-row>
        <table:table-row table:style-name="ro1">
          <table:table-cell table:style-name="ce82" office:value-type="string" calcext:value-type="string">
            <text:p>Cervical </text:p>
          </table:table-cell>
          <table:table-cell table:style-name="ce94" office:value-type="string" calcext:value-type="string">
            <text:p>lateral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/>
          <table:table-cell table:formula="of:=&quot;INSERT INTO usbong_kms.x_ray_body_location (x_ray_body_location_id, x_ray_body_location_name) VALUES (NULL, '&quot; &amp; TRIM([.A30]) &amp; &quot;');&quot;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 table:number-columns-repeated="58"/>
        </table:table-row>
        <table:table-row table:style-name="ro1">
          <table:table-cell table:style-name="ce77" office:value-type="string" calcext:value-type="string">
            <text:p>T-cage</text:p>
          </table:table-cell>
          <table:table-cell table:style-name="ce91" office:value-type="string" calcext:value-type="string">
            <text:p>AP</text:p>
          </table:table-cell>
          <table:table-cell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&quot;INSERT INTO usbong_kms.x_ray_body_location (x_ray_body_location_id, x_ray_body_location_name) VALUES (NULL, '&quot; &amp; TRIM([.A31]) &amp; &quot;');&quot;" office:value-type="string" office:string-value="INSERT INTO usbong_kms.x_ray_body_location (x_ray_body_location_id, x_ray_body_location_name) VALUES (NULL, 'T-cage');" calcext:value-type="string">
            <text:p>INSERT INTO usbong_kms.x_ray_body_location (x_ray_body_location_id, x_ray_body_location_name) VALUES (NULL, 'T-cage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Pelvis</text:p>
          </table:table-cell>
          <table:table-cell table:style-name="ce92" office:value-type="string" calcext:value-type="string">
            <text:p>AP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&quot;INSERT INTO usbong_kms.x_ray_body_location (x_ray_body_location_id, x_ray_body_location_name) VALUES (NULL, '&quot; &amp; TRIM([.A32]) &amp; &quot;');&quot;" office:value-type="string" office:string-value="INSERT INTO usbong_kms.x_ray_body_location (x_ray_body_location_id, x_ray_body_location_name) VALUES (NULL, 'Pelvis');" calcext:value-type="string">
            <text:p>INSERT INTO usbong_kms.x_ray_body_location (x_ray_body_location_id, x_ray_body_location_name) VALUES (NULL, 'Pelvis');</text:p>
          </table:table-cell>
          <table:table-cell table:number-columns-repeated="58"/>
        </table:table-row>
        <table:table-row table:style-name="ro1">
          <table:table-cell table:style-name="ce82" office:value-type="string" calcext:value-type="string">
            <text:p>Pelvis / Hip Joints</text:p>
          </table:table-cell>
          <table:table-cell table:style-name="ce94" office:value-type="string" calcext:value-type="string">
            <text:p>AP/Frog leg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/>
          <table:table-cell table:formula="of:=&quot;INSERT INTO usbong_kms.x_ray_body_location (x_ray_body_location_id, x_ray_body_location_name) VALUES (NULL, '&quot; &amp; TRIM([.A33]) &amp; &quot;');&quot;" office:value-type="string" office:string-value="INSERT INTO usbong_kms.x_ray_body_location (x_ray_body_location_id, x_ray_body_location_name) VALUES (NULL, 'Pelvis / Hip Joints');" calcext:value-type="string">
            <text:p>INSERT INTO usbong_kms.x_ray_body_location (x_ray_body_location_id, x_ray_body_location_name) VALUES (NULL, 'Pelvis / Hip Joints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-upright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&quot;INSERT INTO usbong_kms.x_ray_body_location (x_ray_body_location_id, x_ray_body_location_name) VALUES (NULL, '&quot; &amp; TRIM([.A34]) &amp; &quot;');&quot;" office:value-type="string" office:string-value="INSERT INTO usbong_kms.x_ray_body_location (x_ray_body_location_id, x_ray_body_location_name) VALUES (NULL, 'Thoraco-lumbar');" calcext:value-type="string">
            <text:p>INSERT INTO usbong_kms.x_ray_body_location (x_ray_body_location_id, x_ray_body_location_name) VALUES (NULL, 'Thoraco-lumbar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84"/>
          <table:table-cell table:formula="of:=&quot;INSERT INTO usbong_kms.x_ray_body_location (x_ray_body_location_id, x_ray_body_location_name) VALUES (NULL, '&quot; &amp; TRIM([.A35]) &amp; &quot;');&quot;" office:value-type="string" office:string-value="INSERT INTO usbong_kms.x_ray_body_location (x_ray_body_location_id, x_ray_body_location_name) VALUES (NULL, 'Thoraco-lumbar');" calcext:value-type="string">
            <text:p>INSERT INTO usbong_kms.x_ray_body_location (x_ray_body_location_id, x_ray_body_location_name) VALUES (NULL, 'Thoraco-lumbar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Thoraco-lumbar - AP, R/L Bending</text:p>
          </table:table-cell>
          <table:table-cell table:style-name="ce92"/>
          <table:table-cell table:style-name="ce97" office:value-type="float" office:value="1350" calcext:value-type="float">
            <text:p>1350</text:p>
          </table:table-cell>
          <table:table-cell table:style-name="ce106"/>
          <table:table-cell table:style-name="ce84"/>
          <table:table-cell table:formula="of:=&quot;INSERT INTO usbong_kms.x_ray_body_location (x_ray_body_location_id, x_ray_body_location_name) VALUES (NULL, '&quot; &amp; TRIM([.A36]) &amp; &quot;');&quot;" office:value-type="string" office:string-value="INSERT INTO usbong_kms.x_ray_body_location (x_ray_body_location_id, x_ray_body_location_name) VALUES (NULL, 'Thoraco-lumbar - AP, R/L Bending');" calcext:value-type="string">
            <text:p>INSERT INTO usbong_kms.x_ray_body_location (x_ray_body_location_id, x_ray_body_location_name) VALUES (NULL, 'Thoraco-lumbar - AP, R/L Bending');</text:p>
          </table:table-cell>
          <table:table-cell table:number-columns-repeated="58"/>
        </table:table-row>
        <table:table-row table:style-name="ro1">
          <table:table-cell table:style-name="ce82"/>
          <table:table-cell table:style-name="ce90" office:value-type="string" calcext:value-type="string">
            <text:p>Scoliosis Series</text:p>
          </table:table-cell>
          <table:table-cell table:style-name="ce100" office:value-type="string" calcext:value-type="string">
            <text:p>450per film</text:p>
          </table:table-cell>
          <table:table-cell table:style-name="ce106"/>
          <table:table-cell table:style-name="ce84"/>
          <table:table-cell table:formula="of:=&quot;INSERT INTO usbong_kms.x_ray_body_location (x_ray_body_location_id, x_ray_body_location_name) VALUES (NULL, '&quot; &amp; TRIM([.A37]) &amp; &quot;');&quot;" office:value-type="string" office:string-value="INSERT INTO usbong_kms.x_ray_body_location (x_ray_body_location_id, x_ray_body_location_name) VALUES (NULL, '');" calcext:value-type="string">
            <text:p>INSERT INTO usbong_kms.x_ray_body_location (x_ray_body_location_id, x_ray_body_location_name) VALUES (NULL, '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93"/>
          <table:table-cell table:formula="of:=&quot;INSERT INTO usbong_kms.x_ray_body_location (x_ray_body_location_id, x_ray_body_location_name) VALUES (NULL, '&quot; &amp; TRIM([.A38]) &amp; &quot;');&quot;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Lumbo-sacral /Hips AP, L-S lat</text:p>
          </table:table-cell>
          <table:table-cell table:style-name="ce92"/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93"/>
          <table:table-cell table:formula="of:=&quot;INSERT INTO usbong_kms.x_ray_body_location (x_ray_body_location_id, x_ray_body_location_name) VALUES (NULL, '&quot; &amp; TRIM([.A39]) &amp; &quot;');&quot;" office:value-type="string" office:string-value="INSERT INTO usbong_kms.x_ray_body_location (x_ray_body_location_id, x_ray_body_location_name) VALUES (NULL, 'Lumbo-sacral /Hips AP, L-S lat');" calcext:value-type="string">
            <text:p>INSERT INTO usbong_kms.x_ray_body_location (x_ray_body_location_id, x_ray_body_location_name) VALUES (NULL, 'Lumbo-sacral /Hips AP, L-S lat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Lumbo-sacral to lower thoracic APL</text:p>
          </table:table-cell>
          <table:table-cell table:style-name="ce92"/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93"/>
          <table:table-cell table:formula="of:=&quot;INSERT INTO usbong_kms.x_ray_body_location (x_ray_body_location_id, x_ray_body_location_name) VALUES (NULL, '&quot; &amp; TRIM([.A40]) &amp; &quot;');&quot;" office:value-type="string" office:string-value="INSERT INTO usbong_kms.x_ray_body_location (x_ray_body_location_id, x_ray_body_location_name) VALUES (NULL, 'Lumbo-sacral to lower thoracic APL');" calcext:value-type="string">
            <text:p>INSERT INTO usbong_kms.x_ray_body_location (x_ray_body_location_id, x_ray_body_location_name) VALUES (NULL, 'Lumbo-sacral to lower thoracic APL');</text:p>
          </table:table-cell>
          <table:table-cell table:number-columns-repeated="58"/>
        </table:table-row>
        <table:table-row table:style-name="ro1">
          <table:table-cell table:style-name="ce82" office:value-type="string" calcext:value-type="string">
            <text:p>Lumbo-sacral </text:p>
          </table:table-cell>
          <table:table-cell table:style-name="ce94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93"/>
          <table:table-cell table:formula="of:=&quot;INSERT INTO usbong_kms.x_ray_body_location (x_ray_body_location_id, x_ray_body_location_name) VALUES (NULL, '&quot; &amp; TRIM([.A41]) &amp; &quot;');&quot;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>
            <text:p>Coccyx</text:p>
          </table:table-cell>
          <table:table-cell table:style-name="ce90" office:value-type="string" calcext:value-type="string">
            <text:p>APL</text:p>
          </table:table-cell>
          <table:table-cell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93"/>
          <table:table-cell table:formula="of:=&quot;INSERT INTO usbong_kms.x_ray_body_location (x_ray_body_location_id, x_ray_body_location_name) VALUES (NULL, '&quot; &amp; TRIM([.A42]) &amp; &quot;');&quot;" office:value-type="string" office:string-value="INSERT INTO usbong_kms.x_ray_body_location (x_ray_body_location_id, x_ray_body_location_name) VALUES (NULL, 'Coccyx');" calcext:value-type="string">
            <text:p>INSERT INTO usbong_kms.x_ray_body_location (x_ray_body_location_id, x_ray_body_location_name) VALUES (NULL, 'Coccyx');</text:p>
          </table:table-cell>
          <table:table-cell table:number-columns-repeated="58"/>
        </table:table-row>
        <table:table-row table:style-name="ro1">
          <table:table-cell table:style-name="ce82" office:value-type="string" calcext:value-type="string">
            <text:p>Coccyx</text:p>
          </table:table-cell>
          <table:table-cell table:style-name="ce90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93"/>
          <table:table-cell table:formula="of:=&quot;INSERT INTO usbong_kms.x_ray_body_location (x_ray_body_location_id, x_ray_body_location_name) VALUES (NULL, '&quot; &amp; TRIM([.A43]) &amp; &quot;');&quot;" office:value-type="string" office:string-value="INSERT INTO usbong_kms.x_ray_body_location (x_ray_body_location_id, x_ray_body_location_name) VALUES (NULL, 'Coccyx');" calcext:value-type="string">
            <text:p>INSERT INTO usbong_kms.x_ray_body_location (x_ray_body_location_id, x_ray_body_location_name) VALUES (NULL, 'Coccyx');</text:p>
          </table:table-cell>
          <table:table-cell table:number-columns-repeated="58"/>
        </table:table-row>
        <table:table-row table:style-name="ro1">
          <table:table-cell table:style-name="ce83" office:value-type="string" calcext:value-type="string">
            <text:p>Both Lower Extremities </text:p>
          </table:table-cell>
          <table:table-cell table:style-name="ce90" office:value-type="string" calcext:value-type="string">
            <text:p>( Pedia ) AP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93"/>
          <table:table-cell table:formula="of:=&quot;INSERT INTO usbong_kms.x_ray_body_location (x_ray_body_location_id, x_ray_body_location_name) VALUES (NULL, '&quot; &amp; TRIM([.A44]) &amp; &quot;');&quot;" office:value-type="string" office:string-value="INSERT INTO usbong_kms.x_ray_body_location (x_ray_body_location_id, x_ray_body_location_name) VALUES (NULL, 'Both Lower Extremities');" calcext:value-type="string">
            <text:p>INSERT INTO usbong_kms.x_ray_body_location (x_ray_body_location_id, x_ray_body_location_name) VALUES (NULL, 'Both Lower Extremities');</text:p>
          </table:table-cell>
          <table:table-cell table:number-columns-repeated="58"/>
        </table:table-row>
        <table:table-row table:style-name="ro1" table:number-rows-repeated="3">
          <table:table-cell table:style-name="ce84" table:number-columns-repeated="5"/>
          <table:table-cell table:number-columns-repeated="59"/>
        </table:table-row>
        <table:table-row table:style-name="ro1" table:number-rows-repeated="23">
          <table:table-cell table:style-name="ce85"/>
          <table:table-cell table:style-name="ce92"/>
          <table:table-cell table:style-name="ce101"/>
          <table:table-cell table:style-name="ce107"/>
          <table:table-cell table:style-name="ce108"/>
          <table:table-cell table:number-columns-repeated="59"/>
        </table:table-row>
        <table:table-row table:style-name="ro1" table:number-rows-repeated="14">
          <table:table-cell/>
          <table:table-cell table:style-name="ce93" table:number-columns-repeated="2"/>
          <table:table-cell table:style-name="ce108" table:number-columns-repeated="2"/>
          <table:table-cell table:number-columns-repeated="59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6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6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2:58:20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SC.PAS</meta:initial-creator>
    <meta:print-date>2019-11-08T01:09:11</meta:print-date>
    <meta:creation-date>2011-01-11T03:24:15</meta:creation-date>
    <dc:date>2020-08-16T12:56:34.734000000</dc:date>
    <meta:generator>LibreOffice/6.3.5.2$Windows_x86 LibreOffice_project/dd0751754f11728f69b42ee2af66670068624673</meta:generator>
    <meta:editing-duration>PT6M50S</meta:editing-duration>
    <meta:editing-cycles>3</meta:editing-cycles>
    <meta:document-statistic meta:table-count="3" meta:cell-count="1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